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309cm" fo:margin-left="1.81cm" table:align="left"/>
    </style:style>
    <style:style style:name="Table1.A" style:family="table-column">
      <style:table-column-properties style:column-width="13.309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3.309cm" fo:margin-left="1.81cm" table:align="left"/>
    </style:style>
    <style:style style:name="Table2.A" style:family="table-column">
      <style:table-column-properties style:column-width="6.694cm"/>
    </style:style>
    <style:style style:name="Table2.B" style:family="table-column">
      <style:table-column-properties style:column-width="6.61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117cm"/>
    </style:style>
    <style:style style:name="Table3" style:family="table">
      <style:table-properties style:width="14.208cm" fo:margin-left="1.386cm" table:align="left"/>
    </style:style>
    <style:style style:name="Table3.A" style:family="table-column">
      <style:table-column-properties style:column-width="14.208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4.208cm" fo:margin-left="1.386cm" table:align="left"/>
    </style:style>
    <style:style style:name="Table4.A" style:family="table-column">
      <style:table-column-properties style:column-width="7.117cm"/>
    </style:style>
    <style:style style:name="Table4.B" style:family="table-column">
      <style:table-column-properties style:column-width="7.09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435cm" fo:margin-left="2.048cm" table:align="left"/>
    </style:style>
    <style:style style:name="Table5.A" style:family="table-column">
      <style:table-column-properties style:column-width="12.435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2.991cm" fo:margin-left="2.646cm" table:align="left"/>
    </style:style>
    <style:style style:name="Table6.A" style:family="table-column">
      <style:table-column-properties style:column-width="12.991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9.287cm" fo:margin-left="3.493cm" table:align="left"/>
    </style:style>
    <style:style style:name="Table7.A" style:family="table-column">
      <style:table-column-properties style:column-width="9.287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20fc5a" officeooo:paragraph-rsid="0020fc5a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18abf1"/>
    </style:style>
    <style:style style:name="P7" style:family="paragraph" style:parent-style-name="Standard">
      <style:text-properties officeooo:paragraph-rsid="0019d0f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b2327" officeooo:paragraph-rsid="001b232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212149" officeooo:paragraph-rsid="0021214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f57b4" officeooo:paragraph-rsid="001f57b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normal" officeooo:rsid="001b2327" officeooo:paragraph-rsid="001b232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b2327" officeooo:paragraph-rsid="001d166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ca779" officeooo:paragraph-rsid="001d166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12149" officeooo:paragraph-rsid="0021214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size="20pt" fo:font-weight="bold" officeooo:rsid="0020fc5a" officeooo:paragraph-rsid="0020fc5a" fo:background-color="#ff3838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0fc5a" officeooo:paragraph-rsid="0020fc5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24280f" officeooo:paragraph-rsid="0024280f" style:font-size-asian="12.25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20pt" fo:font-weight="bold" officeooo:rsid="001a99e8" officeooo:paragraph-rsid="001a99e8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20pt" officeooo:rsid="0020fc5a" officeooo:paragraph-rsid="0020fc5a" style:font-size-asian="17.5pt" style:font-size-complex="20pt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normal" officeooo:rsid="001a99e8" officeooo:paragraph-rsid="001a99e8" fo:background-color="#ffff00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6pt" fo:font-weight="bold" officeooo:rsid="001a99e8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6pt" fo:font-weight="bold" officeooo:rsid="001a99e8" officeooo:paragraph-rsid="001a99e8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6pt" fo:font-weight="bold" officeooo:rsid="001b2327" officeooo:paragraph-rsid="001b2327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6pt" fo:font-weight="bold" officeooo:rsid="001d1664" officeooo:paragraph-rsid="001d1664" style:font-size-asian="16pt" style:font-weight-asian="bold" style:font-size-complex="1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6pt" fo:font-weight="bold" officeooo:rsid="001d1664" officeooo:paragraph-rsid="001e63b5" style:font-size-asian="16pt" style:font-weight-asian="bold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6pt" fo:font-weight="bold" officeooo:rsid="001d1664" officeooo:paragraph-rsid="001f57b4" style:font-size-asian="16pt" style:font-weight-asian="bold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6pt" fo:font-weight="normal" officeooo:rsid="001e63b5" officeooo:paragraph-rsid="001e63b5" style:font-size-asian="16pt" style:font-weight-asian="normal" style:font-size-complex="16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6pt" fo:font-weight="normal" officeooo:rsid="001e63b5" officeooo:paragraph-rsid="001f57b4" style:font-size-asian="16pt" style:font-weight-asian="normal" style:font-size-complex="16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16pt" officeooo:rsid="001ca779" officeooo:paragraph-rsid="001ca779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font-size="16pt" officeooo:paragraph-rsid="001e63b5" style:font-size-asian="16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fo:font-size="16pt" officeooo:rsid="0020fc5a" officeooo:paragraph-rsid="0020fc5a" style:font-size-asian="16pt" style:font-size-complex="16pt"/>
    </style:style>
    <style:style style:name="P34" style:family="paragraph">
      <loext:graphic-properties draw:fill-color="#000000"/>
    </style:style>
    <style:style style:name="P35" style:family="paragraph">
      <loext:graphic-properties draw:fill-color="#000000"/>
      <style:paragraph-properties fo:text-align="center"/>
    </style:style>
    <style:style style:name="T1" style:family="text">
      <style:text-properties officeooo:rsid="0018ab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abf1" style:font-weight-asian="bold" style:font-weight-complex="bold"/>
    </style:style>
    <style:style style:name="T4" style:family="text">
      <style:text-properties fo:font-weight="bold" officeooo:rsid="001e63b5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abf1" style:font-weight-asian="normal" style:font-weight-complex="normal"/>
    </style:style>
    <style:style style:name="T7" style:family="text">
      <style:text-properties fo:font-weight="normal" officeooo:rsid="001e63b5" style:font-weight-asian="normal" style:font-weight-complex="normal"/>
    </style:style>
    <style:style style:name="T8" style:family="text">
      <style:text-properties fo:font-weight="normal" officeooo:rsid="001f57b4" style:font-weight-asian="normal" style:font-weight-complex="normal"/>
    </style:style>
    <style:style style:name="T9" style:family="text">
      <style:text-properties fo:font-weight="normal" fo:background-color="#81d41a" loext:char-shading-value="0" style:font-weight-asian="normal" style:font-weight-complex="normal"/>
    </style:style>
    <style:style style:name="T10" style:family="text">
      <style:text-properties fo:font-weight="normal" officeooo:rsid="001e63b5" fo:background-color="#81d41a" loext:char-shading-value="0" style:font-weight-asian="normal" style:font-weight-complex="normal"/>
    </style:style>
    <style:style style:name="T11" style:family="text">
      <style:text-properties fo:font-size="20pt" fo:font-weight="bold" officeooo:rsid="0018abf1" style:font-size-asian="20pt" style:font-weight-asian="bold" style:font-size-complex="20pt" style:font-weight-complex="bold"/>
    </style:style>
    <style:style style:name="T12" style:family="text">
      <style:text-properties fo:font-size="14pt" fo:font-weight="bold" officeooo:rsid="0018abf1" style:font-size-asian="14pt" style:font-weight-asian="bold" style:font-size-complex="14pt" style:font-weight-complex="bold"/>
    </style:style>
    <style:style style:name="T13" style:family="text">
      <style:text-properties fo:font-size="18pt" fo:font-weight="bold" officeooo:rsid="0018abf1" style:font-size-asian="18pt" style:font-weight-asian="bold" style:font-size-complex="18pt" style:font-weight-complex="bold"/>
    </style:style>
    <style:style style:name="T14" style:family="text">
      <style:text-properties officeooo:rsid="0019d0fd"/>
    </style:style>
    <style:style style:name="T15" style:family="text">
      <style:text-properties officeooo:rsid="001a99e8"/>
    </style:style>
    <style:style style:name="T16" style:family="text">
      <style:text-properties fo:background-color="#81d41a" loext:char-shading-value="0"/>
    </style:style>
    <style:style style:name="T17" style:family="text">
      <style:text-properties officeooo:rsid="001e63b5" fo:background-color="#81d41a" loext:char-shading-value="0"/>
    </style:style>
    <style:style style:name="T18" style:family="text">
      <style:text-properties officeooo:rsid="001f57b4" fo:background-color="#81d41a" loext:char-shading-value="0"/>
    </style:style>
    <style:style style:name="T19" style:family="text">
      <style:text-properties fo:background-color="#ff3838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1d1664"/>
    </style:style>
    <style:style style:name="T22" style:family="text">
      <style:text-properties officeooo:rsid="001e63b5"/>
    </style:style>
    <style:style style:name="T23" style:family="text">
      <style:text-properties officeooo:rsid="001e63b5" fo:background-color="#d62e4e" loext:char-shading-value="0"/>
    </style:style>
    <style:style style:name="T24" style:family="text">
      <style:text-properties fo:background-color="#d62e4e" loext:char-shading-value="0"/>
    </style:style>
    <style:style style:name="T25" style:family="text">
      <style:text-properties officeooo:rsid="001f57b4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21e8f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officeooo:rsid="00235576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282cm" fo:min-width="0.4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Javascript: Módulo B - Aula 0<text:span text:style-name="T30">8</text:span></text:p>
      <text:p text:style-name="P1"/>
      <text:p text:style-name="P4">{Operadores Pt.0<text:span text:style-name="T1">2</text:span>}</text:p>
      <text:p text:style-name="Standard"/>
      <text:p text:style-name="P5">Perguntas:</text:p>
      <text:p text:style-name="Standard"/>
      <text:p text:style-name="Standard"><text:span text:style-name="T2">Q01:</text:span> <text:span text:style-name="T1">Para que serve o operador % em Js? Seria pra calcular porcentagem?</text:span></text:p>
      <text:p text:style-name="Standard"><text:tab/><text:span text:style-name="T2">R:</text:span> <text:span text:style-name="T1">Não, esse operador serve para calcular o </text:span><text:span text:style-name="T3">módulo</text:span><text:span text:style-name="T1"> ( O valor que sobra após fazer uma <text:tab/>operação de divisão). </text:span></text:p>
      <text:p text:style-name="Standard"><text:span text:style-name="T2">Q02: </text:span><text:span text:style-name="T6">Equação:</text:span><text:span text:style-name="T3"> 6 + 4 / 2 = ( 5 ou 8 ) ?</text:span></text:p>
      <text:p text:style-name="Standard"><text:tab/><text:span text:style-name="T2">R:</text:span> <text:span text:style-name="T14">O resultado é </text:span><text:span text:style-name="T1">8</text:span></text:p>
      <text:p text:style-name="Standard"><text:span text:style-name="T2">Q03:</text:span> <text:span text:style-name="T1">Se uma variável </text:span><text:span text:style-name="T3">n </text:span><text:span text:style-name="T1">está valendo </text:span><text:span text:style-name="T3">10</text:span><text:span text:style-name="T1">, e executamos </text:span><text:span text:style-name="T3">n += 5</text:span><text:span text:style-name="T1">, qual será seu novo valor?</text:span></text:p>
      <text:p text:style-name="P7"><text:tab/><text:span text:style-name="T2">R: </text:span><text:span text:style-name="T6">Seu novo valor será 15.</text:span></text:p>
      <text:p text:style-name="P7"><text:span text:style-name="T2">Q04: </text:span><text:span text:style-name="T6">O que acontece ao colocar </text:span><text:span text:style-name="T12">++</text:span><text:span text:style-name="T6"> ou </text:span><text:span text:style-name="T13">--</text:span><text:span text:style-name="T11"> </text:span><text:span text:style-name="T6">ao lado de uma variável?</text:span></text:p>
      <text:p text:style-name="P6"><text:tab/><text:span text:style-name="T2">R:</text:span> <text:span text:style-name="T1">São respectivamente atribuições de Incremento e decremento, que por sua vez, se <text:tab/>estiverem operando uma variável do tipo Number, vai acrescentar ou diminuir 1 do </text:span></text:p>
      <text:p text:style-name="P6"><text:span text:style-name="T1"><text:tab/>valor da respectiva variável.</text:span></text:p>
      <text:p text:style-name="Standard"/>
      <text:p text:style-name="P2">Operadores <text:span text:style-name="T15">ll</text:span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18">Operadores Relacionai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&gt; ( maior)</text:p>
            <text:p text:style-name="P22">ex. 5 &gt; 2→ <text:span text:style-name="T16">true</text:span></text:p>
          </table:table-cell>
          <table:table-cell table:style-name="Table2.B1" office:value-type="string">
            <text:p text:style-name="P22">&lt; ( menor )</text:p>
            <text:p text:style-name="P22">7 &lt; 4→ <text:span text:style-name="T19">false</text:span></text:p>
          </table:table-cell>
        </table:table-row>
        <table:table-row>
          <table:table-cell table:style-name="Table2.A2" office:value-type="string">
            <text:p text:style-name="P22">&gt;= ( maior/igual ) </text:p>
            <text:p text:style-name="P22"><text:s/>8 &gt;= 8→ <text:span text:style-name="T16">true</text:span></text:p>
          </table:table-cell>
          <table:table-cell table:style-name="Table2.B2" office:value-type="string">
            <text:p text:style-name="P22">&lt;= ( menor/igual )</text:p>
            <text:p text:style-name="P22">9 &lt;= 7→ <text:span text:style-name="T19">false</text:span></text:p>
          </table:table-cell>
        </table:table-row>
        <table:table-row table:style-name="Table2.3">
          <table:table-cell table:style-name="Table2.A2" office:value-type="string">
            <text:p text:style-name="P21">==/<text:span text:style-name="T21">===</text:span> ( igual/<text:span text:style-name="T21">identidade</text:span> )</text:p>
            <text:p text:style-name="P22">5 == 5 → <text:span text:style-name="T16">true</text:span></text:p>
            <text:p text:style-name="P20">{Obs… em JS = → recebe</text:p>
            <text:p text:style-name="P20"><text:s text:c="26"/>== → igual}</text:p>
          </table:table-cell>
          <table:table-cell table:style-name="Table2.B2" office:value-type="string">
            <text:p text:style-name="P23">!<text:span text:style-name="T15">= ( diferente )</text:span></text:p>
            <text:p text:style-name="P22">4 != 4→ <text:span text:style-name="T19">false</text:span></text:p>
          </table:table-cell>
        </table:table-row>
      </table:table>
      <text:p text:style-name="P2"/>
      <text:p text:style-name="P8">Agora, um <text:span text:style-name="T21">conceito</text:span> mais complexo:</text:p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24"><text:span text:style-name="T21">Igual como </text:span>Operador de Identidad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5 == <text:span text:style-name="T5">5</text:span> → <text:span text:style-name="T9">true</text:span></text:p>
          </table:table-cell>
          <table:table-cell table:style-name="Table4.B1" office:value-type="string">
            <text:p text:style-name="P30">5 == ‘5’ → <text:span text:style-name="T16">true</text:span></text:p>
          </table:table-cell>
        </table:table-row>
        <table:table-row>
          <table:table-cell table:style-name="Table4.A2" office:value-type="string">
            <text:p text:style-name="P30">5 <text:span text:style-name="T20">===</text:span> ‘5’ → <text:span text:style-name="T19">false</text:span></text:p>
          </table:table-cell>
          <table:table-cell table:style-name="Table4.B2" office:value-type="string">
            <text:p text:style-name="P30">5 <text:span text:style-name="T20">===</text:span> 5 → <text:span text:style-name="T16">true</text:span></text:p>
          </table:table-cell>
        </table:table-row>
      </table:table>
      <text:p text:style-name="P12"/>
      <text:p text:style-name="P12">O <text:span text:style-name="T2">Operador de Identidade</text:span> testa a identidade de dois valores, e até que ponto eles são iguais.</text:p>
      <text:p text:style-name="P13">O sinal de Igual ‘=’ usado duas vezes, ‘==‘, considera igualdade de valores, então interpreta 5 e ‘5’ como iguais. Porém, ao usarmos ‘===’, repetindo 3 vezes o sinal de Igual, se torna o </text:p>
      <text:p text:style-name="P13">Operador de Identidade, julgará também se há igualdade dos tipos de valor e outras diferença.</text:p>
      <text:p text:style-name="P13">Portanto, como 5 é um valor tipo Number, e ‘5’ um valor String, são diferentes. <text:s/></text:p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25">Operadores Lógicos</text:p>
          </table:table-cell>
        </table:table-row>
        <table:table-row>
          <table:table-cell table:style-name="Table5.A2" office:value-type="string">
            <text:p text:style-name="P23">!<text:span text:style-name="T22">( Não )</text:span> →<text:span text:style-name="T21"> Negação</text:span></text:p>
            <text:p text:style-name="P31"><text:span text:style-name="T4">ex.</text:span><text:span text:style-name="T22"> </text:span>!<text:span text:style-name="T22">true → </text:span><text:span text:style-name="T23">false</text:span></text:p>
            <text:p text:style-name="P32"><text:s text:c="5"/>!<text:span text:style-name="T22">false→ </text:span><text:span text:style-name="T17">true</text:span></text:p>
          </table:table-cell>
        </table:table-row>
        <table:table-row>
          <table:table-cell table:style-name="Table5.A2" office:value-type="string">
            <text:p text:style-name="P26">&amp;&amp;<text:span text:style-name="T22">( e )</text:span> → Conjução <text:span text:style-name="T8">( Quero A e B )</text:span></text:p>
            <text:p text:style-name="P26"><text:span text:style-name="T7">true &amp;&amp; true →</text:span><text:span text:style-name="T10">true</text:span></text:p>
            <text:p text:style-name="P28">true &amp;&amp; false →<text:span text:style-name="T24">false</text:span></text:p>
            <text:p text:style-name="P28">false &amp;&amp; true →<text:span text:style-name="T24">false</text:span></text:p>
            <text:p text:style-name="P28">false &amp;&amp; false →<text:span text:style-name="T24">false</text:span></text:p>
          </table:table-cell>
        </table:table-row>
        <table:table-row>
          <table:table-cell table:style-name="Table5.A2" office:value-type="string">
            <text:p text:style-name="P25">|| <text:span text:style-name="T22">( ou )</text:span> → Disjunção <text:span text:style-name="T8">( Quero A ou B )</text:span></text:p>
            <text:p text:style-name="P27"><text:span text:style-name="T7">true </text:span><text:span text:style-name="T8">||</text:span><text:span text:style-name="T7"> true →</text:span><text:span text:style-name="T10">true</text:span></text:p>
            <text:p text:style-name="P29">true <text:span text:style-name="T25">||</text:span> false →<text:span text:style-name="T25"> </text:span><text:span text:style-name="T18">true</text:span></text:p>
            <text:p text:style-name="P29">false <text:span text:style-name="T25">||</text:span> true →<text:span text:style-name="T18">true</text:span></text:p>
            <text:p text:style-name="P29">false <text:span text:style-name="T25">||</text:span> false →<text:span text:style-name="T24">false</text:span></text:p>
          </table:table-cell>
        </table:table-row>
      </table:table>
      <text:p text:style-name="P13"/>
      <text:p text:style-name="P10">Ex. </text:p>
      <text:p text:style-name="P10"><text:span text:style-name="T5">idade &gt;= 15 &amp;&amp; idade &lt;= 18 - /</text:span><text:span text:style-name="T26">* A idade está entre 15 e 18 anos?*</text:span><text:span text:style-name="T29">/</text:span></text:p>
      <text:p text:style-name="P10"><text:span text:style-name="T29">estado == ‘RJ’ || estado == ‘SP’ - /</text:span><text:span text:style-name="T26">* O estado é SP ou RJ? *</text:span><text:span text:style-name="T29">/</text:span></text:p>
      <text:p text:style-name="P10"><text:span text:style-name="T29">salário &gt; 1500 &amp;&amp; sexo != ‘M’ - /</text:span><text:span text:style-name="T26">* o salário é acima de 1500, e não é homem?*</text:span><text:span text:style-name="T29">/</text:span></text:p>
      <text:p text:style-name="P10"><text:span text:style-name="T29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9">Ternário</text:p>
          </table:table-cell>
        </table:table-row>
        <table:table-row>
          <table:table-cell table:style-name="Table7.A2" office:value-type="string">
            <text:p text:style-name="P19">Teste ? True : false</text:p>
          </table:table-cell>
        </table:table-row>
      </table:table>
      <text:p text:style-name="P9"><text:span text:style-name="T27"/></text:p>
      <text:p text:style-name="P9"><text:span text:style-name="T27">Ex. </text:span><text:span text:style-name="T29">média &gt;= 7.0 ? “Aprovado” : “Reprovado”</text:span></text:p>
      <text:p text:style-name="P14"><text:span text:style-name="T27">&gt; var média = 5.5</text:span></text:p>
      <text:p text:style-name="P14"><text:span text:style-name="T27">&gt; média &gt; 7?'Aprovado':'Reprovado'</text:span></text:p>
      <text:p text:style-name="P14"><text:span text:style-name="T28">&gt; </text:span><text:span text:style-name="T27">'Reprovado'</text:span></text:p>
      <text:p text:style-name="P14"><text:span text:style-name="T27"/></text:p>
      <text:p text:style-name="P10"><text:span text:style-name="T27"/></text:p>
      <text:p text:style-name="P15"><text:span text:style-name="T27">Ordem de Precedência ll</text:span></text:p>
      <text:p text:style-name="P3"><text:span text:style-name="T27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3"><draw:line text:anchor-type="paragraph" draw:z-index="0" draw:name="Shape1" draw:style-name="gr3" draw:text-style-name="P35" svg:x1="-1.011cm" svg:y1="0.002cm" svg:x2="-0.985cm" svg:y2="3.941cm"><text:p/></draw:line><draw:line text:anchor-type="paragraph" draw:z-index="1" draw:name="Shape2" draw:style-name="gr2" draw:text-style-name="P35" svg:x1="-0.984cm" svg:y1="0.002cm" svg:x2="-0.984cm" svg:y2="3.941cm"><text:p/></draw:line>Aritméticos ( em ordem própria ): ‘( ), **, /, *...’</text:p>
          </table:table-cell>
        </table:table-row>
        <table:table-row>
          <table:table-cell table:style-name="Table6.A2" office:value-type="string">
            <text:p text:style-name="P33">Relacionais ( ordem de aparecimento ): ‘&gt;, &gt;=,===...’</text:p>
          </table:table-cell>
        </table:table-row>
        <table:table-row>
          <table:table-cell table:style-name="Table6.A2" office:value-type="string">
            <text:p text:style-name="P31">!</text:p>
          </table:table-cell>
        </table:table-row>
        <table:table-row>
          <table:table-cell table:style-name="Table6.A2" office:value-type="string">
            <text:p text:style-name="P33">&amp;&amp;</text:p>
          </table:table-cell>
        </table:table-row>
        <table:table-row>
          <table:table-cell table:style-name="Table6.A2" office:value-type="string">
            <text:p text:style-name="P33"><draw:custom-shape text:anchor-type="paragraph" draw:z-index="2" draw:name="Shape3" draw:style-name="gr1" draw:text-style-name="P34" svg:width="0.927cm" svg:height="0.847cm" draw:transform="rotate (3.11593631358548) translate (-0.520347222222222cm 0.986013888888889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||</text:p>
          </table:table-cell>
        </table:table-row>
      </table:table>
      <text:p text:style-name="P16"><text:span text:style-name="T27"/></text:p>
      <text:p text:style-name="P17"><text:span text:style-name="T27">Fim Aula 0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831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03:15:40.642931106</meta:creation-date>
    <dc:date>2020-12-15T05:16:31.300629377</dc:date>
    <meta:editing-duration>PT20M56S</meta:editing-duration>
    <meta:editing-cycles>7</meta:editing-cycles>
    <meta:generator>LibreOffice/6.4.6.2$Linux_X86_64 LibreOffice_project/40$Build-2</meta:generator>
    <meta:document-statistic meta:table-count="7" meta:image-count="0" meta:object-count="0" meta:page-count="2" meta:paragraph-count="69" meta:word-count="479" meta:character-count="2315" meta:non-whitespace-character-count="1859"/>
  </office:meta>
</office:document-meta>
</file>